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29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1.0854in"/>
    </style:style>
    <style:style style:name="co5" style:family="table-column">
      <style:table-column-properties fo:break-before="auto" style:column-width="1.3209in"/>
    </style:style>
    <style:style style:name="co6" style:family="table-column">
      <style:table-column-properties fo:break-before="auto" style:column-width="1.3835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5.0382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472in"/>
    </style:style>
    <style:style style:name="co11" style:family="table-column">
      <style:table-column-properties fo:break-before="auto" style:column-width="2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enera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op Folder</text:p>
          </table:table-cell>
          <table:table-cell table:style-name="ce1" office:value-type="string" calcext:value-type="string">
            <text:p>Sub 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mplemented?</text:p>
          </table:table-cell>
          <table:table-cell table:style-name="ce1" office:value-type="string" calcext:value-type="string">
            <text:p>Unit Test Written?</text:p>
          </table:table-cell>
          <table:table-cell table:style-name="ce1" office:value-type="string" calcext:value-type="string">
            <text:p>Unit Test Passing?</text:p>
          </table:table-cell>
          <table:table-cell table:style-name="ce1" office:value-type="string" calcext:value-type="string">
            <text:p>Apportion?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gency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mphibia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dd default set and get functions, so we can remove them from all sub-class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rowse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lass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onsider Renam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Controlle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Backup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Use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View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ecorato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Form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JSONObject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Preloader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procGeneratorCustom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proc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standardViewBuil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userInteractionsGenerator.php</text:p>
          </table:table-cell>
          <table:table-cell/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viewGeneratorCustom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agency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amphibian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class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controlle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Backup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Use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View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ecorato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Form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JSONObject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Preloader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sprocGener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StandardViewBuilde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viewGeneratorCustom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mphibianProjec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rchitectureGenerator.php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ookend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iguration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igurationLo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reUpdat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HPUML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tors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keletonTestGener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</table:table>
      <table:table table:name="Core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op Folder</text:p>
          </table:table-cell>
          <table:table-cell table:style-name="ce1" office:value-type="string" calcext:value-type="string">
            <text:p>Sub Folder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Implemented?</text:p>
          </table:table-cell>
          <table:table-cell table:style-name="ce1" office:value-type="string" calcext:value-type="string">
            <text:p>Unit Test Written?</text:p>
          </table:table-cell>
          <table:table-cell table:style-name="ce1" office:value-type="string" calcext:value-type="string">
            <text:p>Unit Test Passing?</text:p>
          </table:table-cell>
          <table:table-cell table:style-name="ce1" office:value-type="string" calcext:value-type="string">
            <text:p>Apportion?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Controller.php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eds to be rewri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ques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spons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ableBuil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BasicAgency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BasicFrontControlle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BasicModel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CheckBoxQuery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QueryPrepared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List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ropDown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MySQLLo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TableBuilde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P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PIReques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APIRespons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Array.php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 Compl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i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equestHe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Lis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He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Lo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PIKey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Resul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eneralHe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esponseHe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rializ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uperGlobal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XML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PIApplicatio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Agency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FrontControll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Interactio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BasicModel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Connectio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Query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atabaseQueryPrepared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DropDow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ableDescriptio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ransl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Connection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databaseQuery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TableDescription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ySQLi</text:p>
          </table:table-cell>
          <table:table-cell office:value-type="string" calcext:value-type="string">
            <text:p>TranslatorMySQLi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Brows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sicCartograph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eckBoxGroup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eckInpu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heckValu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URL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ataMap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ataPackag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DirectoryExtended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mail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ntityHe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xceptionHandl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Handl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List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Locatio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il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FormData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JSO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Log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OpenSSL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aramet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assword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reLoad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RandomPassword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anitize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ssionExceptio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ssionHandlerCookie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ession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URL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UserLevelCheck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Validator.php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Core.A1:Core.AM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/00/0000</text:date>, <text:time style:data-style-name="N2" text:time-value="20:07:05.773235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23:22.447828885</meta:creation-date>
    <dc:date>2014-06-08T23:20:09.899881379</dc:date>
    <meta:editing-duration>PT8H18M3S</meta:editing-duration>
    <meta:editing-cycles>40</meta:editing-cycles>
    <meta:generator>LibreOffice/4.2.3.3$Linux_X86_64 LibreOffice_project/420m0$Build-3</meta:generator>
    <meta:document-statistic meta:table-count="2" meta:cell-count="481" meta:object-count="0"/>
  </office:meta>
</office:document-meta>
</file>